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fo:margin-left="0.079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Heading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fo:background-color="#ffff00" style:font-weight-asian="bold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1.- INTRODUCCION A LA INGENIERIA DEL SOFTWARE</text:p>
      <text:p text:style-name="P2"/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3"/>
            <text:p text:style-name="P4">Creación de cuenta github y comandos git</text:p>
            <text:p text:style-name="P4"/>
            <text:p text:style-name="P3">Créate una cuenta de github.</text:p>
            <text:p text:style-name="P3"/>
            <text:p text:style-name="P3">Después, dedica 30 minutos a leer y entender algunos de los comandos más habituales de git e intenta ponerlos en práctica:</text:p>
            <text:p text:style-name="P3">&gt;git init</text:p>
            <text:p text:style-name="P3">&gt;git add</text:p>
            <text:p text:style-name="P3">&gt;git commit</text:p>
            <text:p text:style-name="P3">&gt;git push</text:p>
            <text:p text:style-name="P3">&gt;git pull</text:p>
            <text:p text:style-name="P3"/>
            <text:p text:style-name="P3">Realiza una pequeña síntesis de los comandos mencionados.</text:p>
            <text:p text:style-name="P3"/>
            <text:p text:style-name="P3"/>
          </table:table-cell>
        </table:table-row>
      </table:table>
      <text:p text:style-name="P3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1º Desarrollo de Aplicaciones Web<text:tab/> <text:s text:c="65"/>Entornos de Desarrol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sonia ortiz de arri</meta:initial-creator>
    <meta:creation-date>2017-09-08T09:15:00Z</meta:creation-date>
    <dc:date>2017-09-26T11:29:53.49</dc:date>
    <meta:editing-cycles>8</meta:editing-cycles>
    <meta:editing-duration>PT1H8M5S</meta:editing-duration>
    <meta:document-statistic meta:table-count="1" meta:image-count="0" meta:object-count="0" meta:page-count="1" meta:paragraph-count="12" meta:word-count="66" meta:character-count="464"/>
    <dc:creator>sonia ortiz de arri</dc:creator>
    <meta:template xlink:type="simple" xlink:actuate="onRequest" xlink:title="" xlink:href="Normal"/>
  </office:meta>
</office:document-meta>
</file>